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7cm"/>
    </style:style>
    <style:style style:name="co2" style:family="table-column">
      <style:table-column-properties fo:break-before="auto" style:column-width="2.574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2.37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Résultat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ffff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ff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ffff00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00ccff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start" fo:margin-left="0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start" fo:margin-left="0cm"/>
      <style:text-properties fo:color="#ff0000"/>
    </style:style>
    <style:style style:name="ce10" style:family="table-cell" style:parent-style-name="Default">
      <style:table-cell-properties fo:background-color="#ffffff" style:text-align-source="fix" style:repeat-content="false" fo:border="0.06pt solid #000000" fo:padding="0.071cm" style:vertical-align="middle"/>
      <style:paragraph-properties fo:text-align="start" fo:margin-left="0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ackground-color="#ffd32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1">
      <style:table-cell-properties fo:background-color="#ffd320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e6e6e6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="0.06pt solid #000000" fo:padding="0.071cm"/>
    </style:style>
    <style:style style:name="ce16" style:family="table-cell" style:parent-style-name="Default">
      <style:table-cell-properties fo:background-color="#ffffff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fo:background-color="#e6e6e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Excel_5f_BuiltIn_5f_Percent" style:data-style-name="N11">
      <style:table-cell-properties style:glyph-orientation-vertical="0" fo:background-color="#ffd320" style:cell-protect="protected" style:print-content="tru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 style:data-style-name="N11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Résultats Trifouilly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2.899cm" svg:height="4.151cm" svg:x="6.669cm" svg:y="0cm" draw:caption-point-x="-0.61cm" draw:caption-point-y="0.01cm">
              <dc:date>2016-07-27T00:00:00</dc:date>
              <text:p text:style-name="P1"><text:span text:style-name="T1">Contenu textuel qui décrit le contenu de la cellule voisine B1. Attention, dans les calculs, cette cellule ne sert à rien, on utilisera toujours B1 !</text:span></text:p>
            </office:annotation>
            <text:p>Nombre inscrits</text:p>
          </table:table-cell>
          <table:table-cell table:style-name="ce11" office:value-type="float" office:value="2127" calcext:value-type="float">
            <office:annotation draw:style-name="gr1" draw:text-style-name="P1" svg:width="2.899cm" svg:height="0.596cm" svg:x="9.243cm" svg:y="0cm" draw:caption-point-x="-0.61cm" draw:caption-point-y="0.01cm">
              <dc:date>2016-07-27T00:00:00</dc:date>
              <text:p text:style-name="P1"><text:span text:style-name="T1">saisie</text:span></text:p>
            </office:annotation>
            <text:p>2127</text:p>
          </table:table-cell>
          <table:table-cell table:style-name="ce3" table:number-columns-repeated="2"/>
          <table:table-cell table:style-name="ce20" table:number-columns-repeated="1020"/>
        </table:table-row>
        <table:table-row table:style-name="ro1">
          <table:table-cell table:style-name="ce2" office:value-type="string" calcext:value-type="string">
            <text:p>Nb de votants</text:p>
          </table:table-cell>
          <table:table-cell table:style-name="ce12" table:formula="of:=SUM([.C7:.C12])" office:value-type="float" office:value="1140" calcext:value-type="float">
            <office:annotation draw:style-name="gr1" draw:text-style-name="P1" svg:width="2.899cm" svg:height="2.966cm" svg:x="9.243cm" svg:y="0cm" draw:caption-point-x="-0.61cm" draw:caption-point-y="0.461cm">
              <dc:date>2016-07-28T00:00:00</dc:date>
              <text:p text:style-name="P1"><text:span text:style-name="T1">Calculée : on fait la somme des contenus des cellules de C7 à C12. Voir formule dans la barre de saisie</text:span></text:p>
            </office:annotation>
            <text:p>1140</text:p>
          </table:table-cell>
          <table:table-cell table:style-name="ce3" table:number-columns-repeated="2"/>
          <table:table-cell table:style-name="ce20" table:number-columns-repeated="1020"/>
        </table:table-row>
        <table:table-row table:style-name="ro1">
          <table:table-cell table:style-name="ce2" office:value-type="string" calcext:value-type="string">
            <text:p>Nb d'exprimés</text:p>
          </table:table-cell>
          <table:table-cell table:style-name="ce12" table:formula="of:=SUM([.C7:.C11])" office:value-type="float" office:value="1045" calcext:value-type="float">
            <office:annotation draw:style-name="gr1" draw:text-style-name="P1" svg:width="2.899cm" svg:height="3.361cm" svg:x="9.243cm" svg:y="0cm" draw:caption-point-x="-0.61cm" draw:caption-point-y="0.913cm">
              <dc:date>2016-07-28T00:00:00</dc:date>
              <text:p text:style-name="P1"><text:span text:style-name="T1">Calculée : on fait la somme des contenus des cellules de C7 à C11. Voir formule dans la barre de saisie</text:span></text:p>
              <text:p text:style-name="P1"><text:span text:style-name="T1"/></text:p>
            </office:annotation>
            <text:p>1045</text:p>
          </table:table-cell>
          <table:table-cell table:style-name="ce3" table:number-columns-repeated="2"/>
          <table:table-cell table:style-name="ce20" table:number-columns-repeated="1020"/>
        </table:table-row>
        <table:table-row table:style-name="ro1">
          <table:table-cell table:style-name="ce1" office:value-type="string" calcext:value-type="string">
            <text:p>% votants</text:p>
          </table:table-cell>
          <table:table-cell table:style-name="ce13" table:formula="of:=[.B2]/[.B1]" office:value-type="percentage" office:value="0.535966149506347" calcext:value-type="percentage">
            <office:annotation draw:style-name="gr1" draw:text-style-name="P1" svg:width="2.899cm" svg:height="3.756cm" svg:x="9.243cm" svg:y="0.903cm" draw:caption-point-x="-0.61cm" draw:caption-point-y="0.461cm">
              <dc:date>2016-07-28T00:00:00</dc:date>
              <text:p text:style-name="P1"><text:span text:style-name="T1">Calculée. On divise le nombre de votants en B2 par le nombre d'inscrits en B1. La cellule est formatée au format pourcentage</text:span></text:p>
            </office:annotation>
            <text:p>53,60%</text:p>
          </table:table-cell>
          <table:table-cell table:style-name="ce3" table:number-columns-repeated="2"/>
          <table:table-cell table:style-name="ce20" table:number-columns-repeated="1020"/>
        </table:table-row>
        <table:table-row table:style-name="ro1">
          <table:table-cell table:style-name="ce3" table:number-columns-repeated="2"/>
          <table:table-cell table:style-name="ce16" office:value-type="string" calcext:value-type="string">
            <text:p>.</text:p>
          </table:table-cell>
          <table:table-cell table:style-name="ce3"/>
          <table:table-cell table:style-name="ce20" table:number-columns-repeated="1020"/>
        </table:table-row>
        <table:table-row table:style-name="ro2">
          <table:table-cell table:style-name="ce4" office:value-type="string" calcext:value-type="string">
            <text:p>Parti</text:p>
          </table:table-cell>
          <table:table-cell table:style-name="ce4" office:value-type="string" calcext:value-type="string">
            <text:p>Têtes de listes</text:p>
          </table:table-cell>
          <table:table-cell table:style-name="ce4" office:value-type="string" calcext:value-type="string">
            <office:annotation draw:style-name="gr1" draw:text-style-name="P1" svg:width="2.899cm" svg:height="2.176cm" svg:x="11.409cm" svg:y="0.757cm" draw:caption-point-x="-0.61cm" draw:caption-point-y="1.51cm">
              <dc:date>2016-07-28T00:00:00</dc:date>
              <text:p text:style-name="P1">Une entête de colonne de la liste qu'on utilisera pour tri et filtres</text:p>
            </office:annotation>
            <text:p><text:s/>suffrages</text:p>
          </table:table-cell>
          <table:table-cell table:style-name="ce4" office:value-type="string" calcext:value-type="string">
            <text:p>% exprimés</text:p>
          </table:table-cell>
          <table:table-cell table:style-name="ce21" office:value-type="string" calcext:value-type="string">
            <text:p>% votants</text:p>
          </table:table-cell>
          <table:table-cell table:style-name="ce21" office:value-type="string" calcext:value-type="string">
            <text:p>% inscrit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cologistes</text:p>
          </table:table-cell>
          <table:table-cell table:style-name="ce14" office:value-type="string" calcext:value-type="string">
            <text:p>Mme Cortin</text:p>
          </table:table-cell>
          <table:table-cell table:style-name="ce17" office:value-type="float" office:value="145" calcext:value-type="float">
            <office:annotation draw:style-name="gr1" draw:text-style-name="P1" svg:width="2.899cm" svg:height="2.176cm" svg:x="11.409cm" svg:y="1.274cm" draw:caption-point-x="-0.61cm" draw:caption-point-y="1.51cm">
              <dc:date>2016-07-27T00:00:00</dc:date>
              <text:p text:style-name="P1"><text:span text:style-name="T1">Le nombre des suffrages est saisi pour les cellules de C5 à C10</text:span></text:p>
            </office:annotation>
            <text:p>145</text:p>
          </table:table-cell>
          <table:table-cell table:style-name="ce19" table:formula="of:=[.C7]/[.$B$3]" office:value-type="percentage" office:value="0.138755980861244" calcext:value-type="percentage">
            <office:annotation draw:style-name="gr1" draw:text-style-name="P1" svg:width="2.899cm" svg:height="3.756cm" svg:x="13.786cm" svg:y="1.274cm" draw:caption-point-x="-0.61cm" draw:caption-point-y="1.51cm">
              <dc:date>2016-07-28T00:00:00</dc:date>
              <text:p text:style-name="P1"><text:span text:style-name="T1">Calculée. Nombre de suffrages en C7 divisé par le nombre des exprimés en B3. La formule a été copiée de D7 à D11.</text:span></text:p>
            </office:annotation>
            <text:p>13,88%</text:p>
          </table:table-cell>
          <table:table-cell table:style-name="ce22" table:formula="of:=[.C7]/[.$B$2]" office:value-type="percentage" office:value="0.12719298245614" calcext:value-type="percentage">
            <office:annotation draw:style-name="gr1" draw:text-style-name="P1" svg:width="2.899cm" svg:height="1.386cm" svg:x="15.897cm" svg:y="1.274cm" draw:caption-point-x="-0.555cm" draw:caption-point-y="1.51cm">
              <dc:date>2016-07-28T00:00:00</dc:date>
              <text:p text:style-name="P1"><text:span text:style-name="T1">Calculée. Formule copiée jusqu'en E12</text:span></text:p>
            </office:annotation>
            <text:p>12,72%</text:p>
          </table:table-cell>
          <table:table-cell table:style-name="ce23" table:formula="of:=[.C7]/[.$B$1]" office:value-type="float" office:value="0.0681711330512459" calcext:value-type="float">
            <text:p>0,068171133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Front national</text:p>
          </table:table-cell>
          <table:table-cell table:style-name="ce14" office:value-type="string" calcext:value-type="string">
            <text:p>Mr Depierre</text:p>
          </table:table-cell>
          <table:table-cell table:style-name="ce17" office:value-type="float" office:value="152" calcext:value-type="float">
            <text:p>152</text:p>
          </table:table-cell>
          <table:table-cell table:style-name="ce19" table:formula="of:=[.C8]/[.$B$3]" office:value-type="percentage" office:value="0.145454545454545" calcext:value-type="percentage">
            <office:annotation draw:style-name="gr1" draw:text-style-name="P1" svg:width="2.899cm" svg:height="3.361cm" svg:x="13.786cm" svg:y="1.791cm" draw:caption-point-x="-0.61cm" draw:caption-point-y="1.51cm">
              <dc:date>2016-07-28T00:00:00</dc:date>
              <text:p text:style-name="P1">En copiant, la référence à C5 a été transformée en C6, la référence à B2 est restée inchangée. On fait le bon calcul</text:p>
            </office:annotation>
            <text:p>14,55%</text:p>
          </table:table-cell>
          <table:table-cell table:style-name="ce22" table:formula="of:=[.C8]/[.$B$2]" office:value-type="percentage" office:value="0.133333333333333" calcext:value-type="percentage">
            <text:p>13,33%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5" office:value-type="string" calcext:value-type="string">
            <text:p>Front de gauche</text:p>
          </table:table-cell>
          <table:table-cell table:style-name="ce14" office:value-type="string" calcext:value-type="string">
            <text:p>Mme Bonte</text:p>
          </table:table-cell>
          <table:table-cell table:style-name="ce17" office:value-type="float" office:value="136" calcext:value-type="float">
            <text:p>136</text:p>
          </table:table-cell>
          <table:table-cell table:style-name="ce19" table:formula="of:=[.C9]/[.$B$3]" office:value-type="percentage" office:value="0.130143540669856" calcext:value-type="percentage">
            <text:p>13,01%</text:p>
          </table:table-cell>
          <table:table-cell table:style-name="ce22" table:formula="of:=[.C9]/[.$B$2]" office:value-type="percentage" office:value="0.119298245614035" calcext:value-type="percentage">
            <text:p>11,93%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5" office:value-type="string" calcext:value-type="string">
            <text:p>Parti socialiste</text:p>
          </table:table-cell>
          <table:table-cell table:style-name="ce14" office:value-type="string" calcext:value-type="string">
            <text:p>Mr Bouzid</text:p>
          </table:table-cell>
          <table:table-cell table:style-name="ce17" office:value-type="float" office:value="315" calcext:value-type="float">
            <text:p>315</text:p>
          </table:table-cell>
          <table:table-cell table:style-name="ce19" table:formula="of:=[.C10]/[.$B$3]" office:value-type="percentage" office:value="0.301435406698565" calcext:value-type="percentage">
            <text:p>30,14%</text:p>
          </table:table-cell>
          <table:table-cell table:style-name="ce22" table:formula="of:=[.C10]/[.$B$2]" office:value-type="percentage" office:value="0.276315789473684" calcext:value-type="percentage">
            <text:p>27,63%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5" office:value-type="string" calcext:value-type="string">
            <text:p>Les républicains</text:p>
          </table:table-cell>
          <table:table-cell table:style-name="ce14" office:value-type="string" calcext:value-type="string">
            <text:p>Mr Janssen</text:p>
          </table:table-cell>
          <table:table-cell table:style-name="ce17" office:value-type="float" office:value="297" calcext:value-type="float">
            <text:p>297</text:p>
          </table:table-cell>
          <table:table-cell table:style-name="ce19" table:formula="of:=[.C11]/[.$B$3]" office:value-type="percentage" office:value="0.284210526315789" calcext:value-type="percentage">
            <text:p>28,42%</text:p>
          </table:table-cell>
          <table:table-cell table:style-name="ce22" table:formula="of:=[.C11]/[.$B$2]" office:value-type="percentage" office:value="0.260526315789474" calcext:value-type="percentage">
            <text:p>26,05%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5" office:value-type="string" calcext:value-type="string">
            <text:p>Blancs ou nuls</text:p>
          </table:table-cell>
          <table:table-cell table:style-name="ce14"/>
          <table:table-cell table:style-name="ce17" office:value-type="float" office:value="95" calcext:value-type="float">
            <text:p>95</text:p>
          </table:table-cell>
          <table:table-cell table:style-name="ce19"/>
          <table:table-cell table:style-name="ce22" table:formula="of:=[.C12]/[.$B$2]" office:value-type="percentage" office:value="0.0833333333333333" calcext:value-type="percentage">
            <text:p>8,33%</text:p>
          </table:table-cell>
          <table:table-cell table:style-name="ce23"/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ce7"/>
          <table:table-cell/>
          <table:table-cell table:style-name="ce7"/>
          <table:table-cell table:number-columns-repeated="1018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8" office:value-type="string" calcext:value-type="string" table:number-columns-spanned="4" table:number-rows-spanned="1">
            <text:p>Un exemple de classeur contenant une <text:s/>feuille avec une liste</text:p>
          </table:table-cell>
          <table:covered-table-cell table:style-name="ce15"/>
          <table:covered-table-cell table:style-name="ce18"/>
          <table:covered-table-cell table:style-name="ce15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4" table:number-rows-spanned="1">
            <text:p>Les valeurs calculées sont sur fond orangé</text:p>
          </table:table-cell>
          <table:covered-table-cell table:style-name="ce15"/>
          <table:covered-table-cell table:style-name="ce18"/>
          <table:covered-table-cell table:style-name="ce15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4" table:number-rows-spanned="1">
            <text:p>Les cellules avec un point rouge contiennent un commentaire explicatif</text:p>
          </table:table-cell>
          <table:covered-table-cell table:style-name="ce15"/>
          <table:covered-table-cell table:style-name="ce18"/>
          <table:covered-table-cell table:style-name="ce15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4" table:number-rows-spanned="1">
            <text:p>Vérifiez la correction des formules en D7, …, D11, E7, …, E12</text:p>
          </table:table-cell>
          <table:covered-table-cell table:style-name="ce15"/>
          <table:covered-table-cell table:style-name="ce18"/>
          <table:covered-table-cell table:style-name="ce15"/>
          <table:table-cell table:number-columns-repeated="1020"/>
        </table:table-row>
        <table:table-row table:style-name="ro2">
          <table:table-cell table:style-name="ce9" office:value-type="string" calcext:value-type="string" table:number-columns-spanned="4" table:number-rows-spanned="1">
            <text:p>Copiez la formule en F7 de F7 à F12, vérifiez et mettre au format pourcentage</text:p>
          </table:table-cell>
          <table:covered-table-cell table:style-name="ce15"/>
          <table:covered-table-cell table:style-name="ce18"/>
          <table:covered-table-cell table:style-name="ce15"/>
          <table:table-cell table:number-columns-repeated="1020"/>
        </table:table-row>
        <table:table-row table:style-name="ro2">
          <table:table-cell table:style-name="ce10" office:value-type="string" calcext:value-type="string" table:number-columns-spanned="4" table:number-rows-spanned="1">
            <text:p>Modifiez les nombres de voix obtenues et voyez les effets sur les calcul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9" office:value-type="string" calcext:value-type="string" table:number-columns-spanned="4" table:number-rows-spanned="1">
            <text:p>Placez vous dans la liste et triez là par résultats décroissants (menu Données)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9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ésultats Trifouilly'.A6:'Résultats Trifouilly'.F12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51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96cm"/>
      </style:header-style>
      <style:footer-style>
        <style:header-footer-properties fo:min-height="0.75cm" fo:margin-left="0cm" fo:margin-right="0cm" fo:margin-top="0.89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09:24:28.217855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sultats" style:display-name="PageStyle_Résulta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09:48:03.969906043</dc:date>
    <meta:generator>LibreOffice/4.2.8.2$Linux_X86_64 LibreOffice_project/420m0$Build-2</meta:generator>
    <meta:editing-duration>PT6M53S</meta:editing-duration>
    <meta:editing-cycles>3</meta:editing-cycles>
    <meta:document-statistic meta:table-count="1" meta:cell-count="51" meta:object-count="0"/>
  </office:meta>
</office:document-meta>
</file>